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1.279cm"/>
    </style:style>
    <style:style style:name="co10" style:family="table-column">
      <style:table-column-properties fo:break-before="auto" style:column-width="0.326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9448" fo:border="0.06pt solid #000000"/>
    </style:style>
    <style:style style:name="ce21" style:family="table-cell" style:parent-style-name="Default">
      <style:table-cell-properties fo:background-color="#f58220" fo:border="0.06pt solid #000000"/>
    </style:style>
    <style:style style:name="ce22" style:family="table-cell" style:parent-style-name="Default">
      <style:table-cell-properties fo:background-color="#f04e4d" fo:border="0.06pt solid #000000"/>
    </style:style>
    <style:style style:name="ce23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#fff9ae" fo:border="0.06pt solid #000000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eeeeee"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T8C4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SD.D0(MISO)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 office:value-type="string" calcext:value-type="string">
            <text:p>SD.CMD(MISO)</text:p>
          </table:table-cell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T8C1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Ain15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 office:value-type="string" calcext:value-type="string">
            <text:p>T1Etr</text:p>
          </table:table-cell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S1_MISO,D12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T1C4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1_MOSI,D11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T1.Bk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U1_TX,D10,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S2_SCLK,D9,T8C2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I2C1.SDA,</text:p>
          </table:table-cell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U1_TX,D8,S2_SCLK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SD.CLK</text:p>
          </table:table-cell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_up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I2C3_SCL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 office:value-type="string" calcext:value-type="string">
            <text:p>S2_SNSS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S2_SCLK,D6</text:p>
          </table:table-cell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S2_MOSI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 office:value-type="string" calcext:value-type="string">
            <text:p>S3_MISO,D5</text:p>
          </table:table-cell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S2_MISO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 office:value-type="string" calcext:value-type="string">
            <text:p>S3_MOSI,D4</text:p>
          </table:table-cell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S2_SCK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69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1_RX,D2,T1C3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 office:value-type="string" calcext:value-type="string">
            <text:p>Ain14</text:p>
          </table:table-cell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wheel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M_dir_LN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M_dir_L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M_dir_RN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M_dir_R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count_R(T3.1)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US_echo(T1.4)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ervo_angle(T14.1)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proxy_FR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count_L(T4.1)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M_dir_aux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M_left(T1.2)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/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_up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M_right(T1.1)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proxy_BL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/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proxy_BR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/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proxy_FL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69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S_pulse(T1.3)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number:currency-style style:name="N131P0" style:volatile="true"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</number:currency-style>
    <number:currency-style style:name="N13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  <style:map style:condition="value()&gt;=0" style:apply-style-name="N131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35"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2T13:50:52.161263556</meta:creation-date>
    <meta:generator>LibreOffice/24.8.2.1$Linux_X86_64 LibreOffice_project/480$Build-1</meta:generator>
    <dc:date>2024-10-27T11:05:03.582153070</dc:date>
    <meta:editing-duration>PT3H48M19S</meta:editing-duration>
    <meta:editing-cycles>85</meta:editing-cycles>
    <meta:document-statistic meta:table-count="2" meta:cell-count="439" meta:object-count="0"/>
  </office:meta>
</office:document-meta>
</file>